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6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" office:value-type="string" calcext:value-type="string">
            <text:p>g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30">00-00-0000</text:date>, <text:time style:data-style-name="N2" text:time-value="21:03:49.6372475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1:43:25.967207470</meta:creation-date>
    <dc:date>2018-11-30T23:26:05.685374034</dc:date>
    <meta:editing-duration>PT2H12M8S</meta:editing-duration>
    <meta:editing-cycles>2</meta:editing-cycles>
    <meta:generator>LibreOffice/6.0.6.2$Linux_X86_64 LibreOffice_project/00m0$Build-2</meta:generator>
    <meta:document-statistic meta:table-count="1" meta:cell-count="46" meta:object-count="0"/>
  </office:meta>
</office:document-meta>
</file>